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4"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25"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2"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3"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2"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4"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35"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36"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54"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3">R</text:span><text:span text:style-name="T4">oss </text:span><text:span text:style-name="T3">laid on the couch, drank cold coffee, looked at </text:span><text:span text:style-name="T4">his</text:span><text:span text:style-name="T3"> phone.</text:span><text:span text:style-name="T15">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off on the side of the road, picked berries, continued on, stopped at a BBQ joint, ate, took some to go, drove to Downing. Hannah napped and Ross emailed Morgan’s Comics about a job opening.</text:p>
      <text:p text:style-name="P9"><text:s text:c="3"/>At six, they drove to the Tunnel Road Ingles, then Liz’s house,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made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d a lot to do, and his presence is too calming. He scarfed two pancakes, drove up to Meyers, heard from Tony about how many trash bags of dead flies he had gathered in the basement, sat at the computer, wrote in his journal.</text:span><text:span text:style-name="T14">1121</text:span><text:span text:style-name="T1"> </text:span></text:p>
      <text:p text:style-name="P5"><text:span text:style-name="T1"><text:s text:c="3"/></text:span><text:span text:style-name="T6">Ross took a shower/shaved, laid in bed a while, got dressed, drove to Downing, put monitors, mic stand, guitar, Fishman into the Camry, drove to </text:span><text:span text:style-name="T7">the Brew Pump. Ross got Gas/hope waters whiles Hannah went across the street for rosemary chicken salad. </text:span><text:span text:style-name="T6">Hannah was feeling anxious. They got coffee </text:span><text:span text:style-name="T7">in Sylva</text:span><text:span text:style-name="T6">, continued to exit 74, realized they actually wanted exit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an alarm as well. She said she had one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13"><text:span text:style-name="T1"><text:s text:c="3"/></text:span><text:span text:style-name="T8">Kamaka ran UBRS </text:span><text:span text:style-name="T10">with LTD</text:span><text:span text:style-name="T8">.</text:span><text:span text:style-name="T16">752</text:span></text:p>
      <text:p text:style-name="P13"><text:span text:style-name="T8"><text:s text:c="3"/></text:span><text:span text:style-name="T9">Ross looked at Instagram.</text:span><text:span text:style-name="T17">829</text:span><text:span text:style-name="T9"> </text:span></text:p>
      <text:p text:style-name="P13"><text:span text:style-name="T9"><text:s text:c="3"/></text:span><text:span text:style-name="T10">Tokup ran BRD with Pughouse, winning nothing.</text:span><text:span text:style-name="T18">1009</text:span></text:p>
      <text:p text:style-name="P13"><text:span text:style-name="T10"/></text:p>
      <text:p text:style-name="P14"><text:span text:style-name="T1">vii.vii</text:span></text:p>
      <text:p text:style-name="P14"><text:span text:style-name="T1"/></text:p>
      <text:p text:style-name="P15"><text:span text:style-name="T1">Ross wrote on his phone:</text:span></text:p>
      <text:p text:style-name="P1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 on my phone.</text:span><text:span text:style-name="T19">1152</text:span></text:p>
      <text:p text:style-name="P1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15"><text:span text:style-name="T11"><text:s text:c="3"/>I walked up the hill, sat at the next bus stop, had a text from Hannah, "Good morning sweet pea! Hope your day is good"</text:span></text:p>
      <text:p text:style-name="P15"><text:span text:style-name="T11"><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1"><text:s text:c="3"/>But yes, it has been good and I hope yours is too" </text:span><text:span text:style-name="T19">1211</text:span></text:p>
      <text:p text:style-name="P15"><text:span text:style-name="T11"><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1"><text:s text:c="3"/>"I hope you are okay sweet pea! I am glad you are safe," she said.</text:span></text:p>
      <text:p text:style-name="P15"><text:span text:style-name="T11"><text:s text:c="3"/>I said, "Yeah just a lil rush of adrenaline/anger. I'm arriving at the bank now and I love you so much" </text:span><text:span text:style-name="T19">1240</text:span></text:p>
      <text:p text:style-name="P15"><text:span text:style-name="T11"><text:s text:c="3"/>I went into the bank, deposited $250 from the Stacoah gig, walked west on College, turned right at Rankin, sat on the sidewalk for a second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1"><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1"><text:s text:c="3"/>He said, "Heck yeah bud! Glad yall had a good time. I do wanna get that stuff figured out for live band." </text:span><text:span text:style-name="T19">112</text:span></text:p>
      <text:p text:style-name="P1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15"><text:span text:style-name="T19"/></text:p>
      <text:p text:style-name="P16"><text:span text:style-name="T32">Ross walked out of </text:span><text:span text:style-name="T36">sat</text:span><text:span text:style-name="T32">, stopped at the Clingman bus stop, did a chess puzzle, went across the bridge </text:span><text:span text:style-name="T36">to the</text:span><text:span text:style-name="T32"> next stop, did another puzzle, walked up the hill. It started to rain. He tried to wait it out at Taco Billy, but, </text:span><text:span text:style-name="T36">once the weather app</text:span><text:span text:style-name="T32"> finally updated, he summon</text:span><text:span text:style-name="T36">ed</text:span><text:span text:style-name="T32"> an Uber, rode to Meyers, got debriefed by Stephen, sat at the computer, wrote,</text:span><text:span text:style-name="T21">328</text:span><text:span text:style-name="T32"> </text:span><text:soft-page-break/><text:span text:style-name="T33">made his bed, cooked noodles,</text:span><text:span text:style-name="T22">351</text:span><text:span text:style-name="T34"> </text:span><text:span text:style-name="T36">laid</text:span><text:span text:style-name="T34"> in bed, clean</text:span><text:span text:style-name="T36">ed</text:span><text:span text:style-name="T34"> his room, heard from Stephen that Tony had possibly been shitting in the sink,</text:span><text:span text:style-name="T23">446</text:span><text:span text:style-name="T35"> talked to Hannah, took a bath,</text:span><text:span text:style-name="T24">545</text:span><text:span text:style-name="T35"> </text:span><text:span text:style-name="T37">updated his website, </text:span><text:span text:style-name="T38">made a cup of coffee</text:span><text:span text:style-name="T37">.</text:span><text:span text:style-name="T25">62</text:span><text:span text:style-name="T26">4 </text:span></text:p>
      <text:p text:style-name="P16"><text:span text:style-name="T39"><text:s text:c="3"/></text:span><text:span text:style-name="T40">Ross walked to Ingles, bought grapes, pizza, hop water, went down to Downing, looked at his phone on the couch while Hannah fluttered about, made pizza, ate while watching Throw Down, made love, went to sleep.</text:span></text:p>
      <text:p text:style-name="P16"><text:span text:style-name="T40"/></text:p>
      <text:p text:style-name="P17"><text:span text:style-name="T32">vii.viii</text:span></text:p>
      <text:p text:style-name="P17"><text:span text:style-name="T32"/></text:p>
      <text:p text:style-name="P17"><text:span text:style-name="T32">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1">842</text:span><text:span text:style-name="T32"> </text:span><text:span text:style-name="T41">looked at his phone, took the most amazing nap,</text:span><text:span text:style-name="T27">1229</text:span><text:span text:style-name="T41"> </text:span><text:span text:style-name="T42">looked at his phone, made a sandwich, ate in the kitchen, got rundown of Stephen’s stressors.</text:span><text:span text:style-name="T28">153</text:span></text:p>
      <text:p text:style-name="P17"><text:span text:style-name="T42"><text:s text:c="3"/></text:span><text:span text:style-name="T43">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3"/></text:p>
      <text:p text:style-name="P23"><text:span text:style-name="T43">V</text:span><text:span text:style-name="T32">II.IX</text:span></text:p>
      <text:p text:style-name="P23"><text:span text:style-name="T32"/></text:p>
      <text:p text:style-name="P23"><text:span text:style-name="T32">I woke at seven, felt achey from doing nothing all day. Haden was banging around, gathering belongings. I sat up, closed my eyes, laid back down. She left and I immediately heard Stephen clanking around.</text:span></text:p>
      <text:p text:style-name="P23"><text:span text:style-name="T32"><text:s text:c="3"/>I typed up the end of my previous entry, played Wordle (NOVEL in five,) packed my scratch journal, </text:span><text:span text:style-name="T44">On Quality</text:span><text:span text:style-name="T45">, two pens, wallet, phone, went into the kitchen, borrowed a splash of coffee, heard about Stephen vomiting from cleaning chemicals, grabbed a hop water, left the house.</text:span></text:p>
      <text:p text:style-name="P23"><text:span text:style-name="T45"><text:s text:c="3"/>The birb was standingon the ground. I congratulated her on her hatching, which I may not yet have written about. I walked up to the Freemason </text:span><text:soft-page-break/><text:span text:style-name="T45">lodge, sat, finished my coffee, switched to hope water, walked to Battle Cat, ordered a double espresso, sat on the porch, edited four pages, wrote,</text:span><text:span text:style-name="T29">1112</text:span><text:span text:style-name="T45"> read a chapter of </text:span><text:span text:style-name="T44">On Quality</text:span><text:span text:style-name="T45">,</text:span><text:span text:style-name="T29">1143</text:span><text:span text:style-name="T45"> talked to Hannah on the phone.</text:span><text:span text:style-name="T29">1150</text:span></text:p>
      <text:p text:style-name="P23"><text:span text:style-name="T45"><text:s text:c="3"/>she said she was running behind, so I walked to Cooperative, ordered a drip and a draft bubbly water. I think the water was free, which actually makes the $3.75 drip seem reasonable.</text:span><text:span text:style-name="T29">1203</text:span><text:span text:style-name="T45"> I read another chapter, heard from Hannah, correctly solved five chess puzzles.</text:span><text:span text:style-name="T29">1231</text:span></text:p>
      <text:p text:style-name="P23"><text:span text:style-name="T12"/></text:p>
      <text:p text:style-name="P18"><text:span text:style-name="T4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45"><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29">236</text:span><text:span text:style-name="T45"> </text:span><text:span text:style-name="T46">laid in bed looking at his phone, put some gig clothes in the Camry.</text:span><text:span text:style-name="T30">534</text:span><text:span text:style-name="T46"> </text:span></text:p>
      <text:p text:style-name="P18"><text:span text:style-name="T46"><text:s text:c="3"/></text:span><text:span text:style-name="T47">Ross wrote in his scratch journal: </text:span><text:span text:style-name="T52">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0">635</text:span><text:span text:style-name="T52"> ate while listening to Ozzy Osbourne trivia.</text:span><text:span text:style-name="T20">648</text:span></text:p>
      <text:p text:style-name="P18"><text:span text:style-name="T20"/></text:p>
      <text:p text:style-name="P19"><text:span text:style-name="T45">When the trivia host announced it was time for a bio break, Ross approached him and said, “Only MMO </text:span><text:soft-page-break/><text:span text:style-name="T45">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45"><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45"><text:s text:c="3"/>The group played two more songs, ending with Sultans of Swing. Wyndham was embarrased, apologized, but Ross was unphased, more intrigued than anything. He also had an email from Morgan: <text:s text:c="3"/></text:span></text:p>
      <text:p text:style-name="P19"><text:span text:style-name="T51"><text:s text:c="3"/>Ross,</text:span></text:p>
      <text:p text:style-name="P19"><text:span text:style-name="T51"><text:s text:c="3"/>Hello to you!</text:span></text:p>
      <text:p text:style-name="P19"><text:span text:style-name="T51"><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51"><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51"><text:s text:c="3"/>If that sounds like the environment you'd like to work in, please, message back to set up an in-person meeting.</text:span></text:p>
      <text:p text:style-name="P19"><text:span text:style-name="T51"><text:s text:c="3"/>Warmest Regards,</text:span></text:p>
      <text:p text:style-name="P19"><text:span text:style-name="T51"><text:s text:c="3"/>Morgan</text:span></text:p>
      <text:p text:style-name="P19"><text:soft-page-break/><text:span text:style-name="T45">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45"/></text:p>
      <text:p text:style-name="P19"><text:span text:style-name="T45">vii.x</text:span></text:p>
      <text:p text:style-name="P19"><text:span text:style-name="T45"/></text:p>
      <text:p text:style-name="P19"><text:span text:style-name="T45">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45"><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29">1003</text:span><text:span text:style-name="T45"> </text:span></text:p>
      <text:p text:style-name="P19"><text:span text:style-name="T45"><text:s text:c="3"/></text:span><text:span text:style-name="T48">Ross relaxed, </text:span><text:span text:style-name="T49">read, </text:span><text:span text:style-name="T48">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48"><text:s text:c="3"/>They drove to Ingles, bought coffee + ice cream, then down to Downing, where they watched an episode of Throw Down and went to bed.</text:span></text:p>
      <text:p text:style-name="P19"><text:span text:style-name="T48"/></text:p>
      <text:p text:style-name="P20"><text:span text:style-name="T45">vii.xi</text:span></text:p>
      <text:p text:style-name="P20"><text:span text:style-name="T45"/></text:p>
      <text:p text:style-name="P20"><text:span text:style-name="T45">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45">her goodbye, put his coffee on the warmer, laid in bed.</text:span><text:span text:style-name="T29">935</text:span></text:p>
      <text:p text:style-name="P20"><text:span text:style-name="T29"><text:s text:c="3"/></text:span><text:span text:style-name="T50">Kamaka made a piece of mooncloth.</text:span><text:span text:style-name="T31">1022</text:span><text:span text:style-name="T50"> </text:span></text:p>
      <text:p text:style-name="P20"><text:span text:style-name="T50"/></text:p>
      <text:p text:style-name="P24"><text:span text:style-name="T45">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4"><text:span text:style-name="T45"><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4"><text:span text:style-name="T45"><text:s text:c="3"/>The only remaining mystery is whether I should integrate the MCU. My original thought was to save costs by not, but there’s barely enough room for it in the current layercase, and this would be 3MM shorter.</text:span></text:p>
      <text:p text:style-name="P24"><text:span text:style-name="T45"/></text:p>
      <text:p text:style-name="P24"><text:span text:style-name="T45">VII.XII</text:span></text:p>
      <text:p text:style-name="P24"><text:span text:style-name="T45"/></text:p>
      <text:p text:style-name="P24"><text:span text:style-name="T45">I slept til the monsters demanded food, fed them, ate fwuit, went back to bed, woke with a stiff back, made espresso, went out on the porch.</text:span><text:span text:style-name="T29">1054</text:span></text:p>
      <text:p text:style-name="P24"><text:span text:style-name="T45"><text:s text:c="3"/>I drank that, did the dishes cleaned the litter, talked to Hannah, figured out how to dispense hot water from the espresso machine, made an Americano, did kung-fu w/ Chuck on the porch, packed my bag, drove downtown.</text:span></text:p>
      <text:p text:style-name="P24"><text:span text:style-name="T45"><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4"><text:span text:style-name="T45"><text:s text:c="3"/>I was tired, packed up drums, said goodbye to the friends, went to the co-op, bought noodles, ginger </text:span><text:soft-page-break/><text:span text:style-name="T45">ale, a plum, sat in the shade, ate, talked to Hannah. I drove to Meyers, talked to her again, went inside, got bugged by Stephen, got into Hannah’s car, rode to Ace, got a nut for her mic stand.</text:span></text:p>
      <text:p text:style-name="P24"><text:span text:style-name="T45"><text:s text:c="3"/>We went down to Downing, sat on the couch, looked at our phones, talked about keyboards, read from </text:span><text:span text:style-name="T44">The Artist’s Way</text:span><text:span text:style-name="T45">, cuddled, went to bed.</text:span></text:p>
      <text:p text:style-name="P24"><text:span text:style-name="T45"/></text:p>
      <text:p text:style-name="P24"><text:span text:style-name="T45">VII.XIII</text:span></text:p>
      <text:p text:style-name="P24"><text:span text:style-name="T45"/></text:p>
      <text:p text:style-name="P24"><text:span text:style-name="T45">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29">1157</text:span></text:p>
      <text:p text:style-name="P24"><text:span text:style-name="T12"/></text:p>
      <text:p text:style-name="P21"><text:span text:style-name="T45">We moved to a table, talked about pontooning, drove to Chipotle, picked up food, went to her house, parted ways. I talked with Kathryn in the yard about the video debating where the downbeat is in </text:span><text:span text:style-name="T51">Roll Out.</text:span><text:span text:style-name="T45">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45"><text:s text:c="3"/>I turned on the light in my bedroom, set up the MacBook air, transcribed entries, wrote.</text:span><text:span text:style-name="T29">939</text:span><text:span text:style-name="T45"> </text:span></text:p>
      <text:p text:style-name="P21"><text:span text:style-name="T45"/></text:p>
      <text:p text:style-name="P25"><text:span text:style-name="T45">VII.XIV</text:span></text:p>
      <text:p text:style-name="P25"><text:span text:style-name="T45"/></text:p>
      <text:p text:style-name="P25"><text:span text:style-name="T45">I woke feeling very tired, sore even, eventually got up, ate some grapes, lay back down, mustered strength, left the house, walked to the bus stop just before the bridge.</text:span><text:span text:style-name="T29">1010</text:span><text:span text:style-name="T45"> I guess I also played Wordle (UNDID in four.) I do not understand why I feel so sore.</text:span></text:p>
      <text:p text:style-name="P25"><text:span text:style-name="T45"><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45">in the window for five secs, walked to the park, sat under a tree, checked my finances and my calendar, wrote.</text:span><text:span text:style-name="T29">1139</text:span><text:span text:style-name="T45"> </text:span><text:span text:style-name="T53">I can’t be</text:span><text:span text:style-name="T54"> I’m</text:span><text:span text:style-name="T45"> so excited to have three gigs coming up this weekend.</text:span></text:p>
      <text:p text:style-name="P25"><text:span text:style-name="T45"/></text:p>
      <text:p text:style-name="P22"><text:span text:style-name="T45">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45"><text:s text:c="3"/>He drank some Coke, paid, walked to Meyers, laid on the bed, moved to the computer, transcribed, wrote.</text:span><text:span text:style-name="T29">230</text:span><text:span text:style-name="T4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4T14:30:12.293052552</dc:date>
    <meta:editing-duration>P266DT10H16M53S</meta:editing-duration>
    <meta:editing-cycles>1644</meta:editing-cycles>
    <meta:generator>LibreOffice/24.2.5.2$MacOSX_X86_64 LibreOffice_project/bffef4ea93e59bebbeaf7f431bb02b1a39ee8a59</meta:generator>
    <meta:print-date>2025-07-11T11:00:31.746289787</meta:print-date>
    <meta:document-statistic meta:table-count="0" meta:image-count="0" meta:object-count="0" meta:page-count="11" meta:paragraph-count="84" meta:word-count="3238" meta:character-count="18119" meta:non-whitespace-character-count="14792"/>
  </office:meta>
</office:document-meta>
</file>